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6. Implementation Priorities</text:p>
      <text:p text:style-name="Standard"/>
      <text:p text:style-name="Standard">Initially, we will implement the following core functions:</text:p>
      <text:p text:style-name="Standard"/>
      <text:p text:style-name="Standard">Create User</text:p>
      <text:p text:style-name="Standard">Create Event</text:p>
      <text:p text:style-name="Standard">RSVP Event</text:p>
      <text:p text:style-name="Standard">Search Event</text:p>
      <text:p text:style-name="Standard"/>
      <text:p text:style-name="Standard">If we find additional time, we will implement:</text:p>
      <text:p text:style-name="Standard"/>
      <text:p text:style-name="Standard">Delete User</text:p>
      <text:p text:style-name="Standard">Follow User</text:p>
      <text:p text:style-name="Standard">Invite User to Event</text:p>
      <text:p text:style-name="Standard">Event Feed</text:p>
      <text:p text:style-name="Standard">Map Events</text:p>
      <text:p text:style-name="Standard"/>
      <text:p text:style-name="Standard">For the final product, we plan to implement all nine functions. Please refer to the functional narrative for further function information.</text:p>
      <text:p text:style-name="Standard"/>
      <text:p text:style-name="Standard">7. Forseeable modifications and enhancements</text:p>
      <text:p text:style-name="Standard"/>
      <text:p text:style-name="Standard">For the Create User function, we may enhance what type of information a user may provide. Additional information may include multiple photos, interests, past attended events, etc. These can be used to enhance a user's profile.</text:p>
      <text:p text:style-name="Standard"/>
      <text:p text:style-name="Standard">The search event function has a vast ceiling for enhancement. The basic version gives the user limited search features. Possible enhancements include expanded search parameters. Users could also sort results by multiple parameters after searching. Also, the search function may at some point integrate with the Map Event function, showing search results both in text and map form.</text:p>
      <text:p text:style-name="Standard"/>
      <text:p text:style-name="Standard">The Create Event function can add the following enhancements. Event creators may at some point provide certain restrictions to the events. For example, an event creator may create some sort of privacy level, like location, age group, or something along those lines. This gives more flexibility to event crea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0T18:03:16.04</meta:creation-date>
    <meta:document-statistic meta:table-count="0" meta:image-count="0" meta:object-count="0" meta:page-count="1" meta:paragraph-count="17" meta:word-count="208" meta:character-count="1339"/>
    <dc:date>2013-10-10T18:24:26.55</dc:date>
    <meta:editing-duration>PT4M29S</meta:editing-duration>
    <meta:editing-cycles>1</meta:editing-cycles>
    <meta:generator>OpenOffice/4.0.1$Win32 OpenOffice.org_project/401m5$Build-9714</meta:generator>
  </office:meta>
</office:document-meta>
</file>